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00782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7826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3" table:default-cell-style-name="ce3"/>
        <table:table-row table:style-name="ro1"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L</text:p>
          </table:table-cell>
          <table:table-cell table:style-name="ce4" office:value-type="string" calcext:value-type="string">
            <text:p>Iexp</text:p>
          </table:table-cell>
          <table:table-cell table:style-name="ce4" office:value-type="string" calcext:value-type="string">
            <text:p>AD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otencia</text:p>
          </table:table-cell>
          <table:table-cell table:number-columns-repeated="1016"/>
        </table:table-row>
        <table:table-row table:style-name="ro1"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formula="of:=(1000*3.3)/([.A2]*[.B2])" office:value-type="float" office:value="10000" calcext:value-type="float">
            <text:p>10000</text:p>
          </table:table-cell>
          <table:table-cell table:style-name="ce5" office:value-type="float" office:value="3.3" calcext:value-type="float">
            <text:p>3.3</text:p>
          </table:table-cell>
          <table:table-cell table:style-name="ce5" table:formula="of:=([.D2]*[.B2]*[.C2]*4095)/(1000*3.3)" office:value-type="float" office:value="4095" calcext:value-type="float">
            <text:p>4095</text:p>
          </table:table-cell>
          <table:table-cell table:formula="of:=[.C2]/1000" office:value-type="float" office:value="10" calcext:value-type="float">
            <text:p>10</text:p>
          </table:table-cell>
          <table:table-cell table:formula="of:=[.A2]*[.B2]" office:value-type="float" office:value="0.33" calcext:value-type="float">
            <text:p>0.33</text:p>
          </table:table-cell>
          <table:table-cell table:number-columns-repeated="1016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formula="of:=(1000*3.3)/([.A3]*[.B3])" office:value-type="float" office:value="55000" calcext:value-type="float">
            <text:p>55000</text:p>
          </table:table-cell>
          <table:table-cell table:style-name="ce5" office:value-type="float" office:value="0.6" calcext:value-type="float">
            <text:p>0.6</text:p>
          </table:table-cell>
          <table:table-cell table:style-name="ce5" table:formula="of:=([.D3]*[.B3]*[.C3]*4095)/(1000*3.3)" office:value-type="float" office:value="4095" calcext:value-type="float">
            <text:p>4095</text:p>
          </table:table-cell>
          <table:table-cell table:formula="of:=[.C3]/1000" office:value-type="float" office:value="55" calcext:value-type="float">
            <text:p>55</text:p>
          </table:table-cell>
          <table:table-cell table:formula="of:=[.A3]*[.B3]" office:value-type="float" office:value="0.06" calcext:value-type="float">
            <text:p>0.06</text:p>
          </table:table-cell>
          <table:table-cell table:number-columns-repeated="1016"/>
        </table:table-row>
        <table:table-row table:style-name="ro1"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formula="of:=(1000*3.3)/([.A4]*[.B4])" office:value-type="float" office:value="100000" calcext:value-type="float">
            <text:p>100000</text:p>
          </table:table-cell>
          <table:table-cell table:style-name="ce5" office:value-type="float" office:value="0.33" calcext:value-type="float">
            <text:p>0.33</text:p>
          </table:table-cell>
          <table:table-cell table:style-name="ce5" table:formula="of:=([.D4]*[.B4]*[.C4]*4095)/(1000*3.3)" office:value-type="float" office:value="4095" calcext:value-type="float">
            <text:p>4095</text:p>
          </table:table-cell>
          <table:table-cell table:formula="of:=[.C4]/1000" office:value-type="float" office:value="100" calcext:value-type="float">
            <text:p>100</text:p>
          </table:table-cell>
          <table:table-cell table:formula="of:=[.A4]*[.B4]" office:value-type="float" office:value="0.033" calcext:value-type="float">
            <text:p>0.033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formula="of:=3.3*1000/([.B6]*[.C6])" office:value-type="float" office:value="0.507692307692308" calcext:value-type="float">
            <text:p>0.5076923077</text:p>
          </table:table-cell>
          <table:table-cell office:value-type="float" office:value="0.1" calcext:value-type="float">
            <text:p>0.1</text:p>
          </table:table-cell>
          <table:table-cell office:value-type="float" office:value="65000" calcext:value-type="float">
            <text:p>65000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table:formula="of:=([.D6]*[.B6]*[.C6]*4095)/(1000*3.3)" office:value-type="float" office:value="241.977272727273" calcext:value-type="float">
            <text:p>241.9772727273</text:p>
          </table:table-cell>
          <table:table-cell table:formula="of:=[.C6]/1000" office:value-type="float" office:value="65" calcext:value-type="float">
            <text:p>65</text:p>
          </table:table-cell>
          <table:table-cell table:formula="of:=[.A6]*[.B6]" office:value-type="float" office:value="0.0507692307692308" calcext:value-type="float">
            <text:p>0.0507692308</text:p>
          </table:table-cell>
          <table:table-cell table:number-columns-repeated="1016"/>
        </table:table-row>
        <table:table-row table:style-name="ro1">
          <table:table-cell table:formula="of:=3.3*1000/([.B7]*[.C7])" office:value-type="float" office:value="3.90070921985816" calcext:value-type="float">
            <text:p>3.9007092199</text:p>
          </table:table-cell>
          <table:table-cell office:value-type="float" office:value="0.1" calcext:value-type="float">
            <text:p>0.1</text:p>
          </table:table-cell>
          <table:table-cell office:value-type="float" office:value="8460" calcext:value-type="float">
            <text:p>8460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formula="of:=([.D7]*[.B7]*[.C7]*4095)/(1000*3.3)" office:value-type="float" office:value="104.980909090909" calcext:value-type="float">
            <text:p>104.9809090909</text:p>
          </table:table-cell>
          <table:table-cell table:formula="of:=[.C7]/1000" office:value-type="float" office:value="8.46" calcext:value-type="float">
            <text:p>8.46</text:p>
          </table:table-cell>
          <table:table-cell table:formula="of:=[.A7]*[.B7]" office:value-type="float" office:value="0.390070921985816" calcext:value-type="float">
            <text:p>0.390070922</text:p>
          </table:table-cell>
          <table:table-cell table:number-columns-repeated="1016"/>
        </table:table-row>
        <table:table-row table:style-name="ro1">
          <table:table-cell table:formula="of:=3.3*1000/([.B8]*[.C8])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10000" calcext:value-type="float">
            <text:p>110000</text:p>
          </table:table-cell>
          <table:table-cell table:style-name="ce5" office:value-type="float" office:value="0.005" calcext:value-type="float">
            <text:p>0.005</text:p>
          </table:table-cell>
          <table:table-cell table:style-name="ce5" table:formula="of:=([.D8]*[.B8]*[.C8]*4095)/(1000*3.3)" office:value-type="float" office:value="68.25" calcext:value-type="float">
            <text:p>68.25</text:p>
          </table:table-cell>
          <table:table-cell table:formula="of:=[.C8]/1000" office:value-type="float" office:value="110" calcext:value-type="float">
            <text:p>110</text:p>
          </table:table-cell>
          <table:table-cell table:formula="of:=[.A8]*[.B8]" office:value-type="float" office:value="0.03" calcext:value-type="float">
            <text:p>0.03</text:p>
          </table:table-cell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ADC</text:p>
          </table:table-cell>
          <table:table-cell table:number-columns-repeated="101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formula="of:=[.C12]*[.B12]*[.A12]" office:value-type="float" office:value="0.05" calcext:value-type="float">
            <text:p>0.0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12]*[.D12]/3.3" office:value-type="float" office:value="62.0454545454546" calcext:value-type="float">
            <text:p>62.05</text:p>
          </table:table-cell>
          <table:table-cell table:number-columns-repeated="1017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formula="of:=[.C13]*[.B13]*[.A13]" office:value-type="float" office:value="0.1" calcext:value-type="float">
            <text:p>0.1</text:p>
          </table:table-cell>
          <table:table-cell office:value-type="float" office:value="4095" calcext:value-type="float">
            <text:p>4095</text:p>
          </table:table-cell>
          <table:table-cell table:style-name="ce6" table:formula="of:=[.E13]*[.D13]/3.3" office:value-type="float" office:value="124.090909090909" calcext:value-type="float">
            <text:p>124.09</text:p>
          </table:table-cell>
          <table:table-cell table:number-columns-repeated="1017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formula="of:=[.C14]*[.B14]*[.A14]" office:value-type="float" office:value="0.15" calcext:value-type="float">
            <text:p>0.1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14]*[.D14]/3.3" office:value-type="float" office:value="186.136363636364" calcext:value-type="float">
            <text:p>186.14</text:p>
          </table:table-cell>
          <table:table-cell table:number-columns-repeated="1017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formula="of:=[.C15]*[.B15]*[.A15]" office:value-type="float" office:value="0.3" calcext:value-type="float">
            <text:p>0.3</text:p>
          </table:table-cell>
          <table:table-cell office:value-type="float" office:value="4095" calcext:value-type="float">
            <text:p>4095</text:p>
          </table:table-cell>
          <table:table-cell table:style-name="ce6" table:formula="of:=[.E15]*[.D15]/3.3" office:value-type="float" office:value="372.272727272727" calcext:value-type="float">
            <text:p>372.27</text:p>
          </table:table-cell>
          <table:table-cell table:number-columns-repeated="1017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formula="of:=[.C16]*[.B16]*[.A16]" office:value-type="float" office:value="0.4" calcext:value-type="float">
            <text:p>0.4</text:p>
          </table:table-cell>
          <table:table-cell office:value-type="float" office:value="4095" calcext:value-type="float">
            <text:p>4095</text:p>
          </table:table-cell>
          <table:table-cell table:style-name="ce6" table:formula="of:=[.E16]*[.D16]/3.3" office:value-type="float" office:value="496.363636363636" calcext:value-type="float">
            <text:p>496.36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formula="of:=[.C17]*[.B17]*[.A17]" office:value-type="float" office:value="0.5" calcext:value-type="float">
            <text:p>0.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17]*[.D17]/3.3" office:value-type="float" office:value="620.454545454546" calcext:value-type="float">
            <text:p>620.45</text:p>
          </table:table-cell>
          <table:table-cell table:number-columns-repeated="101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formula="of:=[.C18]*[.B18]*[.A18]"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table:style-name="ce6" table:formula="of:=[.E18]*[.D18]/3.3" office:value-type="float" office:value="1240.90909090909" calcext:value-type="float">
            <text:p>1,240.91</text:p>
          </table:table-cell>
          <table:table-cell table:number-columns-repeated="101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formula="of:=[.C19]*[.B19]*[.A19]" office:value-type="float" office:value="1.5" calcext:value-type="float">
            <text:p>1.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19]*[.D19]/3.3" office:value-type="float" office:value="1861.36363636364" calcext:value-type="float">
            <text:p>1,861.36</text:p>
          </table:table-cell>
          <table:table-cell table:number-columns-repeated="101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formula="of:=[.C20]*[.B20]*[.A20]"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table:style-name="ce6" table:formula="of:=[.E20]*[.D20]/3.3" office:value-type="float" office:value="2481.81818181818" calcext:value-type="float">
            <text:p>2,481.8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formula="of:=[.C21]*[.B21]*[.A21]"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21]*[.D21]/3.3" office:value-type="float" office:value="6204.54545454546" calcext:value-type="float">
            <text:p>6,204.5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table:formula="of:=[.C22]*[.B22]*[.A22]"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table:style-name="ce6" table:formula="of:=[.E22]*[.D22]/3.3" office:value-type="float" office:value="4963.63636363636" calcext:value-type="float">
            <text:p>4,963.6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formula="of:=[.C23]*[.B23]*[.A23]" office:value-type="float" office:value="2.5" calcext:value-type="float">
            <text:p>2.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23]*[.D23]/3.3" office:value-type="float" office:value="3102.27272727273" calcext:value-type="float">
            <text:p>3,102.2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formula="of:=[.C24]*[.B24]*[.A24]"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table:style-name="ce6" table:formula="of:=[.E24]*[.D24]/3.3" office:value-type="float" office:value="2481.81818181818" calcext:value-type="float">
            <text:p>2,481.8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2.5" calcext:value-type="float">
            <text:p>12.5</text:p>
          </table:table-cell>
          <table:table-cell table:formula="of:=[.C25]*[.B25]*[.A25]" office:value-type="float" office:value="1.25" calcext:value-type="float">
            <text:p>1.2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25]*[.D25]/3.3" office:value-type="float" office:value="1551.13636363636" calcext:value-type="float">
            <text:p>1,551.1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C26]*[.B26]*[.A26]"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table:style-name="ce6" table:formula="of:=[.E26]*[.D26]/3.3" office:value-type="float" office:value="1240.90909090909" calcext:value-type="float">
            <text:p>1,240.91</text:p>
          </table:table-cell>
          <table:table-cell table:number-columns-repeated="101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formula="of:=[.C27]*[.B27]*[.A27]" office:value-type="float" office:value="7.5" calcext:value-type="float">
            <text:p>7.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27]*[.D27]/3.3" office:value-type="float" office:value="9306.81818181818" calcext:value-type="float">
            <text:p>9,306.82</text:p>
          </table:table-cell>
          <table:table-cell table:number-columns-repeated="101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table:formula="of:=[.C28]*[.B28]*[.A28]"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table:style-name="ce6" table:formula="of:=[.E28]*[.D28]/3.3" office:value-type="float" office:value="7445.45454545455" calcext:value-type="float">
            <text:p>7,445.45</text:p>
          </table:table-cell>
          <table:table-cell table:number-columns-repeated="101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formula="of:=[.C29]*[.B29]*[.A29]" office:value-type="float" office:value="3.75" calcext:value-type="float">
            <text:p>3.7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29]*[.D29]/3.3" office:value-type="float" office:value="4653.40909090909" calcext:value-type="float">
            <text:p>4,653.41</text:p>
          </table:table-cell>
          <table:table-cell table:number-columns-repeated="101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formula="of:=[.C30]*[.B30]*[.A30]"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table:style-name="ce6" table:formula="of:=[.E30]*[.D30]/3.3" office:value-type="float" office:value="3722.72727272727" calcext:value-type="float">
            <text:p>3,722.73</text:p>
          </table:table-cell>
          <table:table-cell table:number-columns-repeated="101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2.5" calcext:value-type="float">
            <text:p>12.5</text:p>
          </table:table-cell>
          <table:table-cell table:formula="of:=[.C31]*[.B31]*[.A31]" office:value-type="float" office:value="1.875" calcext:value-type="float">
            <text:p>1.87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31]*[.D31]/3.3" office:value-type="float" office:value="2326.70454545455" calcext:value-type="float">
            <text:p>2,326.70</text:p>
          </table:table-cell>
          <table:table-cell table:number-columns-repeated="101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C32]*[.B32]*[.A32]" office:value-type="float" office:value="2.5" calcext:value-type="float">
            <text:p>2.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32]*[.D32]/3.3" office:value-type="float" office:value="3102.27272727273" calcext:value-type="float">
            <text:p>3,102.27</text:p>
          </table:table-cell>
          <table:table-cell table:number-columns-repeated="101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formula="of:=[.C33]*[.B33]*[.A33]" office:value-type="float" office:value="12.5" calcext:value-type="float">
            <text:p>12.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33]*[.D33]/3.3" office:value-type="float" office:value="15511.3636363636" calcext:value-type="float">
            <text:p>15,511.36</text:p>
          </table:table-cell>
          <table:table-cell table:number-columns-repeated="101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table:formula="of:=[.C34]*[.B34]*[.A34]" office:value-type="float" office:value="10" calcext:value-type="float">
            <text:p>10</text:p>
          </table:table-cell>
          <table:table-cell office:value-type="float" office:value="4095" calcext:value-type="float">
            <text:p>4095</text:p>
          </table:table-cell>
          <table:table-cell table:style-name="ce6" table:formula="of:=[.E34]*[.D34]/3.3" office:value-type="float" office:value="12409.0909090909" calcext:value-type="float">
            <text:p>12,409.09</text:p>
          </table:table-cell>
          <table:table-cell table:number-columns-repeated="101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formula="of:=[.C35]*[.B35]*[.A35]" office:value-type="float" office:value="6.25" calcext:value-type="float">
            <text:p>6.2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35]*[.D35]/3.3" office:value-type="float" office:value="7755.68181818182" calcext:value-type="float">
            <text:p>7,755.68</text:p>
          </table:table-cell>
          <table:table-cell table:number-columns-repeated="101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formula="of:=[.C36]*[.B36]*[.A36]"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36]*[.D36]/3.3" office:value-type="float" office:value="6204.54545454546" calcext:value-type="float">
            <text:p>6,204.55</text:p>
          </table:table-cell>
          <table:table-cell table:number-columns-repeated="101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12.5" calcext:value-type="float">
            <text:p>12.5</text:p>
          </table:table-cell>
          <table:table-cell table:formula="of:=[.C37]*[.B37]*[.A37]" office:value-type="float" office:value="3.125" calcext:value-type="float">
            <text:p>3.12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37]*[.D37]/3.3" office:value-type="float" office:value="3877.84090909091" calcext:value-type="float">
            <text:p>3,877.84</text:p>
          </table:table-cell>
          <table:table-cell table:number-columns-repeated="101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C38]*[.B38]*[.A38]" office:value-type="float" office:value="2.5" calcext:value-type="float">
            <text:p>2.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38]*[.D38]/3.3" office:value-type="float" office:value="3102.27272727273" calcext:value-type="float">
            <text:p>3,102.2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formula="of:=[.C39]*[.B39]*[.A39]" office:value-type="float" office:value="20" calcext:value-type="float">
            <text:p>20</text:p>
          </table:table-cell>
          <table:table-cell office:value-type="float" office:value="4095" calcext:value-type="float">
            <text:p>4095</text:p>
          </table:table-cell>
          <table:table-cell table:style-name="ce6" table:formula="of:=[.E39]*[.D39]/3.3" office:value-type="float" office:value="24818.1818181818" calcext:value-type="float">
            <text:p>24,818.1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table:formula="of:=[.C40]*[.B40]*[.A40]" office:value-type="float" office:value="16" calcext:value-type="float">
            <text:p>16</text:p>
          </table:table-cell>
          <table:table-cell office:value-type="float" office:value="4095" calcext:value-type="float">
            <text:p>4095</text:p>
          </table:table-cell>
          <table:table-cell table:style-name="ce6" table:formula="of:=[.E40]*[.D40]/3.3" office:value-type="float" office:value="19854.5454545455" calcext:value-type="float">
            <text:p>19,854.5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formula="of:=[.C41]*[.B41]*[.A41]" office:value-type="float" office:value="10" calcext:value-type="float">
            <text:p>10</text:p>
          </table:table-cell>
          <table:table-cell office:value-type="float" office:value="4095" calcext:value-type="float">
            <text:p>4095</text:p>
          </table:table-cell>
          <table:table-cell table:style-name="ce6" table:formula="of:=[.E41]*[.D41]/3.3" office:value-type="float" office:value="12409.0909090909" calcext:value-type="float">
            <text:p>12,409.0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formula="of:=[.C42]*[.B42]*[.A42]"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table:style-name="ce6" table:formula="of:=[.E42]*[.D42]/3.3" office:value-type="float" office:value="9927.27272727273" calcext:value-type="float">
            <text:p>9,927.2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2.5" calcext:value-type="float">
            <text:p>12.5</text:p>
          </table:table-cell>
          <table:table-cell table:formula="of:=[.C43]*[.B43]*[.A43]"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table:style-name="ce6" table:formula="of:=[.E43]*[.D43]/3.3" office:value-type="float" office:value="6204.54545454546" calcext:value-type="float">
            <text:p>6,204.55</text:p>
          </table:table-cell>
          <table:table-cell table:number-columns-repeated="1017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C44]*[.B44]*[.A44]" office:value-type="float" office:value="3.3" calcext:value-type="float">
            <text:p>3.3</text:p>
          </table:table-cell>
          <table:table-cell office:value-type="float" office:value="4095" calcext:value-type="float">
            <text:p>4095</text:p>
          </table:table-cell>
          <table:table-cell table:style-name="ce6" table:formula="of:=[.E44]*[.D44]/3.3" office:value-type="float" office:value="4095" calcext:value-type="float">
            <text:p>4,095.00</text:p>
          </table:table-cell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7"/>
          <table:table-cell table:number-columns-repeated="1017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2:00:57.081554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8:06:06.241330080</meta:creation-date>
    <dc:date>2017-05-16T15:15:36.283114270</dc:date>
    <meta:editing-duration>PT16H21M57S</meta:editing-duration>
    <meta:editing-cycles>4</meta:editing-cycles>
    <meta:generator>LibreOffice/5.1.6.2$Linux_X86_64 LibreOffice_project/10m0$Build-2</meta:generator>
    <meta:document-statistic meta:table-count="1" meta:cell-count="250" meta:object-count="0"/>
  </office:meta>
</office:document-meta>
</file>